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e37c" officeooo:paragraph-rsid="0014e37c"/>
    </style:style>
    <style:style style:name="P2" style:family="paragraph" style:parent-style-name="Standard" style:list-style-name="L1">
      <style:text-properties officeooo:rsid="0014e37c" officeooo:paragraph-rsid="0014e37c"/>
    </style:style>
    <style:style style:name="P3" style:family="paragraph" style:parent-style-name="Standard" style:list-style-name="L2">
      <style:text-properties officeooo:rsid="0014e37c" officeooo:paragraph-rsid="0014e37c"/>
    </style:style>
    <style:style style:name="P4" style:family="paragraph" style:parent-style-name="Standard" style:list-style-name="L1">
      <style:text-properties officeooo:rsid="00166936" officeooo:paragraph-rsid="00166936"/>
    </style:style>
    <style:style style:name="P5" style:family="paragraph" style:parent-style-name="Standard" style:list-style-name="L1">
      <style:text-properties officeooo:rsid="0017afbe" officeooo:paragraph-rsid="0017afbe"/>
    </style:style>
    <style:style style:name="P6" style:family="paragraph" style:parent-style-name="Standard" style:list-style-name="L1">
      <style:text-properties officeooo:rsid="0018f94a" officeooo:paragraph-rsid="0018f94a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I – Le renforcement du rôle de l’état de la libération au début des années 80</text:p>
      <text:p text:style-name="P1"/>
      <text:list xml:id="list324247287131066451" text:style-name="L1">
        <text:list-item>
          <text:p text:style-name="P2">L’état en France, des missions anciennes</text:p>
          <text:list>
            <text:list-item>
              <text:list>
                <text:list-item>
                  <text:p text:style-name="P2">Qui a commencé à construire l’état ?</text:p>
                  <text:list>
                    <text:list-header>
                      <text:p text:style-name="P2">Les rois de France</text:p>
                    </text:list-header>
                  </text:list>
                </text:list-item>
              </text:list>
            </text:list-item>
            <text:list-item>
              <text:p text:style-name="P2">L’Armée Française</text:p>
              <text:list>
                <text:list-item>
                  <text:p text:style-name="P4">Que peut être le service national à partir de 1965 ?</text:p>
                  <text:list>
                    <text:list-header>
                      <text:p text:style-name="P4">Service militaire, ou service civil</text:p>
                    </text:list-header>
                  </text:list>
                </text:list-item>
              </text:list>
            </text:list-item>
            <text:list-item>
              <text:p text:style-name="P2">La Justice</text:p>
              <text:list>
                <text:list-item>
                  <text:p text:style-name="P5">Quelles sont les deux sortes de magistrats ?</text:p>
                  <text:list>
                    <text:list-header>
                      <text:p text:style-name="P5">Ceux du parquet (qui s’occupent de l’accusation)</text:p>
                      <text:p text:style-name="P5">Ceux du siège (qui rendent les jugement)</text:p>
                    </text:list-header>
                  </text:list>
                </text:list-item>
              </text:list>
            </text:list-item>
            <text:list-item>
              <text:p text:style-name="P2">L’Ecole</text:p>
              <text:list>
                <text:list-item>
                  <text:p text:style-name="P6">Quelles branches de l’enseignement publique se développent en 1946 ?</text:p>
                  <text:list>
                    <text:list-header>
                      <text:p text:style-name="P6">Le secondaire et le supérieur </text:p>
                    </text:list-header>
                  </text:list>
                </text:list-item>
              </text:list>
            </text:list-item>
          </text:list>
        </text:list-item>
        <text:list-item>
          <text:p text:style-name="P2">Un état planificateur et social</text:p>
          <text:list>
            <text:list-item>
              <text:p text:style-name="P2">L’état planificateur</text:p>
              <text:list>
                <text:list-item>
                  <text:p text:style-name="P6">Comment est renforcé le rôle économique de l’État ?</text:p>
                  <text:list>
                    <text:list-header>
                      <text:p text:style-name="P6">Par des nationalisations</text:p>
                      <text:p text:style-name="P6">Il contrôle des secteurs bancaires et miniers, et emploie près de 10 % des actifs</text:p>
                    </text:list-header>
                  </text:list>
                </text:list-item>
              </text:list>
            </text:list-item>
            <text:list-item>
              <text:p text:style-name="P2">L’état providence</text:p>
              <text:list>
                <text:list-item>
                  <text:p text:style-name="P2"/>
                </text:list-item>
              </text:list>
            </text:list-item>
            <text:list-item>
              <text:p text:style-name="P2">La Grande Motte (1966-1975)</text:p>
              <text:list>
                <text:list-item>
                  <text:p text:style-name="P2"/>
                </text:list-item>
              </text:list>
            </text:list-item>
            <text:list-item>
              <text:p text:style-name="P2">L’état, un rôle culturel</text:p>
              <text:list>
                <text:list-item>
                  <text:p text:style-name="P2">L’ENA au service de l’Etat</text:p>
                </text:list-item>
              </text:list>
            </text:list-item>
          </text:list>
        </text:list-item>
      </text:list>
      <text:p text:style-name="P1"/>
      <text:p text:style-name="P1">III – Un recul relatif de l’Etat depuis les années 80</text:p>
      <text:p text:style-name="P1"/>
      <text:list xml:id="list5212930169841391052" text:style-name="L2">
        <text:list-item>
          <text:p text:style-name="P3">La décentralisation</text:p>
        </text:list-item>
        <text:list-item>
          <text:p text:style-name="P3"/>
        </text:list-item>
        <text:list-item>
          <text:p text:style-name="P3">Quel rôle économique pour l’Etat ?</text:p>
        </text:list-item>
        <text:list-item>
          <text:p text:style-name="P3">Rôle accentué de l’UE</text:p>
        </text:list-item>
        <text:list-item>
          <text:p text:style-name="P3">Evolution de l’idée de Nation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2T11:53:12.013000000</meta:creation-date>
    <dc:date>2019-02-18T09:53:51.550000000</dc:date>
    <meta:editing-duration>PT7M13S</meta:editing-duration>
    <meta:editing-cycles>2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32" meta:word-count="189" meta:character-count="1005" meta:non-whitespace-character-count="864"/>
  </office:meta>
</office:document-meta>
</file>